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15.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T1" style:family="text">
      <style:text-properties fo:color="#66bb6a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7.571cm" svg:height="3.095cm" svg:x="0.715cm" svg:y="0.848cm">
          <draw:text-box>
            <text:p text:style-name="P1"><text:span text:style-name="T1">Read-me.md do medi-game</text:span></text:p>
            <text:p text:style-name="P1"><text:span text:style-name="T1">Atualizado e resolvido issu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3T11:15:41.344989484</dc:date>
    <meta:editing-duration>PT27M30S</meta:editing-duration>
    <meta:editing-cycles>6</meta:editing-cycles>
    <meta:generator>LibreOffice/7.0.6.2$Linux_X86_64 LibreOffice_project/00$Build-2</meta:generator>
    <meta:document-statistic meta:object-count="1"/>
  </office:meta>
</office:document-meta>
</file>